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6" style:family="table-cell" style:parent-style-name="Default" style:data-style-name="N41"/>
    <style:style style:name="ce7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1">
      <style:text-properties style:font-name="Ari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37"/>
    <style:style style:name="ce11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1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ext-properties style:font-name="Arial"/>
    </style:style>
    <style:style style:name="ce14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5M00S">
            <text:p>23:45:00</text:p>
          </table:table-cell>
          <table:table-cell table:style-name="ce2" office:value-type="string">
            <text:p>(20-24)</text:p>
          </table:table-cell>
          <table:table-cell table:style-name="ce11" office:value-type="date" office:date-value="2020-01-25">
            <text:p>25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8M00S">
            <text:p>23:48:00</text:p>
          </table:table-cell>
          <table:table-cell table:style-name="ce2" office:value-type="string">
            <text:p>(20-24)</text:p>
          </table:table-cell>
          <table:table-cell table:style-name="ce11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11" office:value-type="date" office:date-value="2020-01-26">
            <text:p>26/01/2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4M00S">
            <text:p>00:04:00</text:p>
          </table:table-cell>
          <table:table-cell table:style-name="ce2" office:value-type="string">
            <text:p>(0-4 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1M00S">
            <text:p>07:41:00</text:p>
          </table:table-cell>
          <table:table-cell table:style-name="ce2" office:value-type="string">
            <text:p>(4-8 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11" office:value-type="date" office:date-value="2020-01-26">
            <text:p>26/01/20</text:p>
          </table:table-cell>
          <table:table-cell table:number-columns-repeated="4" table:style-name="ce2" office:value-type="float" office:value="-1">
            <text:p>-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9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15"/>
          <table:table-cell table:number-columns-repeated="4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10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20H21M00S">
            <text:p>20:21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20H34M00S">
            <text:p>20:3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20H49M00S">
            <text:p>20:49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21H44M00S">
            <text:p>21:4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08H10M00S">
            <text:p>08:10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08H29M00S">
            <text:p>08:29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Mediah 1</text:p>
          </table:table-cell>
          <table:table-cell office:value-type="string">
            <text:p>lunes</text:p>
          </table:table-cell>
          <table:table-cell office:value-type="time" office:time-value="PT08H51M00S">
            <text:p>08:5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lunes</text:p>
          </table:table-cell>
          <table:table-cell office:value-type="time" office:time-value="PT09H08M00S">
            <text:p>09:08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lunes</text:p>
          </table:table-cell>
          <table:table-cell office:value-type="time" office:time-value="PT09H22M00S">
            <text:p>09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lunes</text:p>
          </table:table-cell>
          <table:table-cell office:value-type="time" office:time-value="PT09H42M00S">
            <text:p>09:4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lunes</text:p>
          </table:table-cell>
          <table:table-cell office:value-type="time" office:time-value="PT09H57M00S">
            <text:p>09:57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10H14M00S">
            <text:p>10:14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lunes</text:p>
          </table:table-cell>
          <table:table-cell office:value-type="time" office:time-value="PT10H31M00S">
            <text:p>10:3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lunes</text:p>
          </table:table-cell>
          <table:table-cell office:value-type="time" office:time-value="PT11H22M00S">
            <text:p>11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lunes</text:p>
          </table:table-cell>
          <table:table-cell office:value-type="time" office:time-value="PT11H41M00S">
            <text:p>11:4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lunes</text:p>
          </table:table-cell>
          <table:table-cell office:value-type="time" office:time-value="PT12H07M00S">
            <text:p>12:07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lunes</text:p>
          </table:table-cell>
          <table:table-cell office:value-type="time" office:time-value="PT12H32M00S">
            <text:p>12:32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lunes</text:p>
          </table:table-cell>
          <table:table-cell office:value-type="time" office:time-value="PT12H50M00S">
            <text:p>12:50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13H43M00S">
            <text:p>13:43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06M00S">
            <text:p>14:06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43M00S">
            <text:p>14:43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57M00S">
            <text:p>14:57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5H38M00S">
            <text:p>15:38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02M00S">
            <text:p>16:02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13M00S">
            <text:p>16:13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16"/>
          <table:table-cell table:number-columns-repeated="4"/>
        </table:table-row>
        <table:table-row table:style-name="ro3">
          <table:table-cell table:style-name="ce3" office:value-type="string">
            <text:p>Mediah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25M00S">
            <text:p>16:2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54M00S">
            <text:p>16:54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Kamasilv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7H31M00S">
            <text:p>17:31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alenc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7H49M00S">
            <text:p>17:49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Serend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8H13M00S">
            <text:p>18:13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8H59M00S">
            <text:p>18:59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Serend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15M00S">
            <text:p>19:1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31M00S">
            <text:p>19:31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9H45M00S">
            <text:p>19:45:00</text:p>
          </table:table-cell>
          <table:table-cell table:style-name="ce7" office:value-type="string">
            <text:p>(16-20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01M00S">
            <text:p>20:01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04M00S">
            <text:p>20:04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3" office:value-type="string">
            <text:p>Balenos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20H22M00S">
            <text:p>20:22:00</text:p>
          </table:table-cell>
          <table:table-cell table:style-name="ce7" office:value-type="string">
            <text:p>(20-24)</text:p>
          </table:table-cell>
          <table:table-cell table:style-name="ce12" office:value-type="date" office:date-value="2020-01-27">
            <text:p>27/01/20</text:p>
          </table:table-cell>
          <table:table-cell table:style-name="ce14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/>
          <table:table-cell table:style-name="ce4" table:number-columns-repeated="4"/>
        </table:table-row>
        <table:table-row table:style-name="ro3">
          <table:table-cell table:style-name="ce4" office:value-type="string">
            <text:p>Balenos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2H31M00S">
            <text:p>12:31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Balenos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2H35M00S">
            <text:p>12:35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Kamasilv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2H52M00S">
            <text:p>12:52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Serend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08M00S">
            <text:p>13:08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Serend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22M00S">
            <text:p>13:22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Calpheon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38M00S">
            <text:p>13:38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Vel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3H51M00S">
            <text:p>13:51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Vel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4H06M00S">
            <text:p>14:06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Calpheon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4H26M00S">
            <text:p>14:26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Mediah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4H48M00S">
            <text:p>14:48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Mediah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5H06M00S">
            <text:p>15:06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alenc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5H35M00S">
            <text:p>15:35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alenc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5H53M00S">
            <text:p>15:53:00</text:p>
          </table:table-cell>
          <table:table-cell table:style-name="ce4" office:value-type="string">
            <text:p>(12-16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alenc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6H01M00S">
            <text:p>16:01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Calpheon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6H09M00S">
            <text:p>16:09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Serend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6H27M00S">
            <text:p>16:27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Serend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6H47M00S">
            <text:p>16:47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number-columns-repeated="3" table:style-name="ce4" office:value-type="float" office:value="2">
            <text:p>2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Mediah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7H24M00S">
            <text:p>17:24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Kamasilv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7H39M00S">
            <text:p>17:39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Valenc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7H57M00S">
            <text:p>17:57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Velia 2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8H44M00S">
            <text:p>18:44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Velia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9H39M00S">
            <text:p>19:39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Mediah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19H54M00S">
            <text:p>19:54:00</text:p>
          </table:table-cell>
          <table:table-cell table:style-name="ce4" office:value-type="string">
            <text:p>(16-20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Mediah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20H02M00S">
            <text:p>20:02:00</text:p>
          </table:table-cell>
          <table:table-cell table:style-name="ce4" office:value-type="string">
            <text:p>(20-24)</text:p>
          </table:table-cell>
          <table:table-cell table:style-name="ce13" office:value-type="date" office:date-value="2020-01-28">
            <text:p>28/01/20</text:p>
          </table:table-cell>
          <table:table-cell table:number-columns-repeated="3"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Balenos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20H10M00S">
            <text:p>20:10:00</text:p>
          </table:table-cell>
          <table:table-cell table:style-name="ce4" office:value-type="string">
            <text:p>(20-24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table:number-columns-repeated="5"/>
        </table:table-row>
        <table:table-row table:style-name="ro3">
          <table:table-cell table:style-name="ce4" office:value-type="string">
            <text:p>Calpheon 1</text:p>
          </table:table-cell>
          <table:table-cell table:style-name="ce4" office:value-type="string">
            <text:p>martes</text:p>
          </table:table-cell>
          <table:table-cell table:style-name="ce8" office:value-type="time" office:time-value="PT20H24M00S">
            <text:p>20:24:00</text:p>
          </table:table-cell>
          <table:table-cell table:style-name="ce4" office:value-type="string">
            <text:p>(20-24)</text:p>
          </table:table-cell>
          <table:table-cell table:style-name="ce13" office:value-type="date" office:date-value="2020-01-28">
            <text:p>28/01/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5"/>
        </table:table-row>
        <table:table-row table:style-name="ro3" table:number-rows-repeated="2">
          <table:table-cell table:style-name="ce4" table:number-columns-repeated="18"/>
        </table:table-row>
        <table:table-row table:style-name="ro3">
          <table:table-cell table:style-name="ce4" table:number-columns-repeated="18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8">28/01/2020</text:date>, <text:time>20:25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8T20:25:32.97</dc:date>
    <meta:editing-duration>P1DT3H20M33S</meta:editing-duration>
    <meta:editing-cycles>100</meta:editing-cycles>
    <meta:generator>OpenOffice/4.1.7$Win32 OpenOffice.org_project/417m1$Build-9800</meta:generator>
    <dc:title>BDO Comercio imperial - Jupyter Notebook</dc:title>
    <meta:document-statistic meta:table-count="3" meta:cell-count="1144" meta:object-count="0"/>
  </office:meta>
</office:document-meta>
</file>